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53904" officeooo:paragraph-rsid="00053904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053904" officeooo:paragraph-rsid="00053904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072dce" officeooo:paragraph-rsid="0008c7c0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08c7c0" officeooo:paragraph-rsid="0008c7c0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8c7c0" officeooo:paragraph-rsid="0008c7c0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53904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paragraph-rsid="00053904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paragraph-rsid="0005390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72dce" officeooo:paragraph-rsid="00072dc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officeooo:paragraph-rsid="0005390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072dce" officeooo:paragraph-rsid="00072dce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08c7c0" officeooo:paragraph-rsid="0008c7c0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72dce" officeooo:paragraph-rsid="00072dce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ed1c24" fo:font-size="18pt" style:text-underline-style="solid" style:text-underline-width="auto" style:text-underline-color="font-color" fo:font-weight="bold" officeooo:rsid="00072dce" officeooo:paragraph-rsid="00072dce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ed1c24" fo:font-size="22pt" style:text-underline-style="solid" style:text-underline-width="auto" style:text-underline-color="font-color" fo:font-weight="bold" officeooo:rsid="0008c7c0" officeooo:paragraph-rsid="0008c7c0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c7c0" officeooo:paragraph-rsid="0008c7c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053904" style:font-size-asian="19.25pt" style:font-weight-asian="bold" style:font-size-complex="22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053904" style:font-size-asian="10pt" style:font-size-complex="22pt"/>
    </style:style>
    <style:style style:name="T7" style:family="text">
      <style:text-properties fo:color="#000000" style:font-name="Monospace" fo:font-size="10pt" fo:font-weight="bold" officeooo:rsid="00053904" style:font-size-asian="10pt" style:font-weight-asian="bold" style:font-size-complex="22pt" style:font-weight-complex="bold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000000" style:font-name="Monospace" fo:font-size="10pt" style:text-underline-style="none" fo:font-weight="bold" officeooo:rsid="00053904" style:font-size-asian="10pt" style:font-weight-asian="bold" style:font-size-complex="22pt" style:font-weight-complex="bold"/>
    </style:style>
    <style:style style:name="T10" style:family="text">
      <style:text-properties fo:color="#000000" style:font-name="Monospace" fo:font-size="22pt" style:text-underline-style="solid" style:text-underline-width="auto" style:text-underline-color="font-color" fo:font-weight="bold" officeooo:rsid="00053904" style:font-size-asian="19.25pt" style:font-weight-asian="bold" style:font-size-complex="22pt" style:font-weight-complex="bold"/>
    </style:style>
    <style:style style:name="T11" style:family="text">
      <style:text-properties fo:color="#000000" style:font-name="Monospace" fo:font-size="22pt" fo:font-weight="bold" officeooo:rsid="00053904" style:font-size-asian="19.25pt" style:font-weight-asian="bold" style:font-size-complex="22pt" style:font-weight-complex="bold"/>
    </style:style>
    <style:style style:name="T12" style:family="text">
      <style:text-properties fo:color="#000000" style:font-name="Monospace" fo:font-size="22pt" style:text-underline-style="none" fo:font-weight="bold" officeooo:rsid="00053904" style:font-size-asian="19.25pt" style:font-weight-asian="bold" style:font-size-complex="22pt" style:font-weight-complex="bold"/>
    </style:style>
    <style:style style:name="T13" style:family="text">
      <style:text-properties fo:color="#000000" style:font-name="Monospace" fo:font-size="22pt" style:font-size-asian="19.25pt" style:font-size-complex="22pt"/>
    </style:style>
    <style:style style:name="T14" style:family="text">
      <style:text-properties fo:color="#000000" style:font-name="Monospace" fo:font-size="22pt" officeooo:rsid="00053904" style:font-size-asian="19.25pt" style:font-size-complex="22pt"/>
    </style:style>
    <style:style style:name="T15" style:family="text">
      <style:text-properties fo:color="#000000" style:font-name="Monospace" fo:font-size="22pt" officeooo:rsid="00072dce" style:font-size-asian="19.25pt" style:font-size-complex="22pt"/>
    </style:style>
    <style:style style:name="T16" style:family="text">
      <style:text-properties fo:color="#000000" style:font-name="Monospace" style:text-underline-style="solid" style:text-underline-width="auto" style:text-underline-color="font-color" fo:font-weight="bold" officeooo:rsid="00053904" style:font-weight-asian="bold" style:font-weight-complex="bold"/>
    </style:style>
    <style:style style:name="T17" style:family="text">
      <style:text-properties fo:color="#000000" style:font-name="Monospace"/>
    </style:style>
    <style:style style:name="T18" style:family="text">
      <style:text-properties fo:color="#000000" style:font-name="Monospace" officeooo:rsid="0008c7c0"/>
    </style:style>
    <style:style style:name="T19" style:family="text">
      <style:text-properties fo:color="#000000" style:font-name="Monospace" style:text-underline-style="none"/>
    </style:style>
    <style:style style:name="T20" style:family="text">
      <style:text-properties fo:color="#000000" fo:font-size="22pt" style:font-size-asian="19.25pt" style:font-size-complex="22pt"/>
    </style:style>
    <style:style style:name="T21" style:family="text">
      <style:text-properties fo:color="#3f7f5f" style:font-name="Monospace" fo:font-size="10pt" style:font-size-asian="10pt"/>
    </style:style>
    <style:style style:name="T2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color="#6a3e3e" style:font-name="Monospace" fo:font-size="10pt" style:font-size-asian="10pt"/>
    </style:style>
    <style:style style:name="T24" style:family="text">
      <style:text-properties fo:color="#6a3e3e" style:font-name="Monospace" fo:font-size="10pt" style:font-size-asian="10pt" fo:background-color="#f0d8a8"/>
    </style:style>
    <style:style style:name="T25" style:family="text">
      <style:text-properties fo:color="#6a3e3e" style:font-name="Monospace" fo:font-size="10pt" style:font-size-asian="10pt" fo:background-color="#d4d4d4"/>
    </style:style>
    <style:style style:name="T26" style:family="text">
      <style:text-properties fo:color="#7f0055" style:font-name="Monospace" fo:font-size="10pt" fo:font-weight="bold" style:font-size-asian="10pt" style:font-weight-asian="bold"/>
    </style:style>
    <style:style style:name="T27" style:family="text">
      <style:text-properties fo:color="#7f9fbf" style:font-name="Monospace" fo:font-size="10pt" fo:font-weight="bold" style:font-size-asian="10pt" style:font-weight-asian="bold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0" style:family="text">
      <style:text-properties fo:color="#2a00ff" style:font-name="Monospace" fo:font-size="10pt" style:font-size-asian="10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ed1c24" style:font-name="Monospace" fo:font-size="10pt" officeooo:rsid="00053904" style:font-size-asian="10pt" style:font-size-complex="22pt"/>
    </style:style>
    <style:style style:name="T3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4" style:family="text">
      <style:text-properties style:font-name="Monospace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 ASSIGNMENT #1</text:p>
      <text:p text:style-name="P2">NAME :<text:span text:style-name="T1"> abdelmaseeh hanna </text:span></text:p>
      <text:p text:style-name="P2">ID :<text:span text:style-name="T1"> 41</text:span></text:p>
      <text:p text:style-name="P2"><text:span text:style-name="T1"/></text:p>
      <text:p text:style-name="P6"><text:span text:style-name="T3">Pseudo code of Hill Climbing<text:line-break/></text:span></text:p>
      <text:p text:style-name="P9"><text:span text:style-name="T13">code main method is</text:span><text:span text:style-name="T20"> <text:s/></text:span><text:span text:style-name="T32">getKBestNeighboor</text:span><text:span text:style-name="T6"> </text:span><text:span text:style-name="T13">that will return the best neighbor state of all k states .</text:span></text:p>
      <text:p text:style-name="P9"><text:span text:style-name="T13"/></text:p>
      <text:p text:style-name="P7"><text:span text:style-name="T11"><text:tab/></text:span><text:span text:style-name="T7">String hillClimbing()</text:span></text:p>
      <text:p text:style-name="P17"><text:span text:style-name="T5"><text:tab/>{</text:span></text:p>
      <text:p text:style-name="P17"><text:span text:style-name="T5"><text:tab/><text:tab/></text:span><text:span text:style-name="T21">// hash set for </text:span><text:span text:style-name="T22">uniques</text:span><text:span text:style-name="T21"> states </text:span></text:p>
      <text:p text:style-name="P17"><text:span text:style-name="T5"><text:tab/><text:tab/>Set&lt;String&gt; </text:span><text:span text:style-name="T23">hs</text:span><text:span text:style-name="T5"> = </text:span><text:span text:style-name="T26">new</text:span><text:span text:style-name="T5"> HashSet&lt;String&gt;() ;</text:span></text:p>
      <text:p text:style-name="P17"><text:span text:style-name="T5"><text:tab/><text:tab/>String </text:span><text:span text:style-name="T23">state</text:span><text:span text:style-name="T5"> = randomState() ; </text:span></text:p>
      <text:p text:style-name="P17"><text:span text:style-name="T5"><text:tab/><text:tab/>String </text:span><text:span text:style-name="T23">best</text:span><text:span text:style-name="T5"> = </text:span><text:span text:style-name="T26">null</text:span><text:span text:style-name="T5"> ; </text:span></text:p>
      <text:p text:style-name="P17"><text:span text:style-name="T5"><text:tab/><text:tab/></text:span><text:span text:style-name="T26">int</text:span><text:span text:style-name="T5"> </text:span><text:span text:style-name="T23">oldScore</text:span><text:span text:style-name="T5"> = 0 ; </text:span></text:p>
      <text:p text:style-name="P17"><text:span text:style-name="T5"><text:tab/><text:tab/></text:span><text:span text:style-name="T26">int</text:span><text:span text:style-name="T5"> </text:span><text:span text:style-name="T23">newScore</text:span><text:span text:style-name="T5"> = getStateValue(</text:span><text:span text:style-name="T23">state</text:span><text:span text:style-name="T5">); <text:s/></text:span></text:p>
      <text:p text:style-name="P17"><text:span text:style-name="T5"><text:tab/><text:tab/></text:span></text:p>
      <text:p text:style-name="P17"><text:span text:style-name="T5"><text:tab/><text:tab/></text:span><text:span text:style-name="T23">hs</text:span><text:span text:style-name="T5">.add(</text:span><text:span text:style-name="T23">state</text:span><text:span text:style-name="T5">);</text:span></text:p>
      <text:p text:style-name="P17"><text:span text:style-name="T5"><text:tab/><text:tab/></text:span></text:p>
      <text:p text:style-name="P17"><text:span text:style-name="T5"><text:tab/><text:tab/></text:span><text:span text:style-name="T26">do</text:span><text:span text:style-name="T5"> </text:span></text:p>
      <text:p text:style-name="P17"><text:span text:style-name="T5"><text:tab/><text:tab/>{</text:span></text:p>
      <text:p text:style-name="P17"><text:span text:style-name="T5"><text:tab/><text:tab/><text:tab/></text:span><text:span text:style-name="T23">hs</text:span><text:span text:style-name="T5">.add(</text:span><text:span text:style-name="T23">state</text:span><text:span text:style-name="T5">);</text:span></text:p>
      <text:p text:style-name="P17"><text:span text:style-name="T5"><text:tab/><text:tab/><text:tab/></text:span><text:span text:style-name="T23">oldScore</text:span><text:span text:style-name="T5"> = </text:span><text:span text:style-name="T23">newScore</text:span><text:span text:style-name="T5"> ; </text:span></text:p>
      <text:p text:style-name="P17"><text:span text:style-name="T5"><text:tab/><text:tab/><text:tab/></text:span><text:span text:style-name="T23">best</text:span><text:span text:style-name="T5"> = </text:span><text:span text:style-name="T23">state</text:span><text:span text:style-name="T5"> ; </text:span></text:p>
      <text:p text:style-name="P17"><text:span text:style-name="T5"><text:tab/><text:tab/><text:tab/></text:span><text:span text:style-name="T21">// get best of only one neighbor </text:span></text:p>
      <text:p text:style-name="P17"><text:span text:style-name="T5"><text:tab/><text:tab/><text:tab/></text:span><text:span text:style-name="T23">state</text:span><text:span text:style-name="T5"> = getKBestNeighboor(</text:span><text:span text:style-name="T23">state</text:span><text:span text:style-name="T5">, 1, </text:span><text:span text:style-name="T23">hs</text:span><text:span text:style-name="T5">);</text:span></text:p>
      <text:p text:style-name="P17"><text:span text:style-name="T5"><text:tab/><text:tab/><text:tab/></text:span><text:span text:style-name="T23">newScore</text:span><text:span text:style-name="T5"> = getStateValue(</text:span><text:span text:style-name="T23">state</text:span><text:span text:style-name="T5">);</text:span></text:p>
      <text:p text:style-name="P17"><text:span text:style-name="T5"><text:tab/><text:tab/>}</text:span><text:span text:style-name="T26">while</text:span><text:span text:style-name="T5"> (!</text:span><text:span text:style-name="T23">hs</text:span><text:span text:style-name="T5">.contains(</text:span><text:span text:style-name="T23">state</text:span><text:span text:style-name="T5">) &amp;&amp; </text:span><text:span text:style-name="T23">newScore</text:span><text:span text:style-name="T5"> &lt;= </text:span><text:span text:style-name="T23">oldScore</text:span><text:span text:style-name="T5">) ;</text:span></text:p>
      <text:p text:style-name="P17"><text:span text:style-name="T5"><text:tab/><text:tab/></text:span></text:p>
      <text:p text:style-name="P17"><text:span text:style-name="T5"><text:tab/><text:tab/></text:span><text:span text:style-name="T26">return</text:span><text:span text:style-name="T5"> </text:span><text:span text:style-name="T23">best</text:span><text:span text:style-name="T5"> ;</text:span></text:p>
      <text:p text:style-name="P6"><text:span text:style-name="T5"><text:tab/>}</text:span></text:p>
      <text:p text:style-name="P6"><text:span text:style-name="T5"/></text:p>
      <text:p text:style-name="P6"><text:span text:style-name="T12"><text:tab/></text:span><text:span text:style-name="T9">String getKBestNeighboor(String </text:span><text:span text:style-name="T23">state</text:span><text:span text:style-name="T5">, </text:span><text:span text:style-name="T26">int</text:span><text:span text:style-name="T5"> </text:span><text:span text:style-name="T23">k</text:span><text:span text:style-name="T5">, Set&lt;String&gt; </text:span><text:span text:style-name="T23">hs</text:span><text:span text:style-name="T5">)</text:span></text:p>
      <text:p text:style-name="P17"><text:span text:style-name="T5"><text:tab/>{</text:span></text:p>
      <text:p text:style-name="P17"><text:span text:style-name="T5"><text:tab/><text:tab/>String </text:span><text:span text:style-name="T23">best</text:span><text:span text:style-name="T5"> = </text:span><text:span text:style-name="T23">state</text:span><text:span text:style-name="T5"> ; </text:span></text:p>
      <text:p text:style-name="P17"><text:span text:style-name="T5"><text:tab/><text:tab/></text:span><text:span text:style-name="T26">int</text:span><text:span text:style-name="T5"> </text:span><text:span text:style-name="T23">bestScore</text:span><text:span text:style-name="T5"> = getStateValue(</text:span><text:span text:style-name="T23">state</text:span><text:span text:style-name="T5">) ;</text:span></text:p>
      <text:p text:style-name="P17"><text:span text:style-name="T5"><text:tab/><text:tab/></text:span></text:p>
      <text:p text:style-name="P17"><text:span text:style-name="T5"><text:tab/><text:tab/>PriorityQueue&lt;String&gt; </text:span><text:span text:style-name="T23">pq</text:span><text:span text:style-name="T5"> = </text:span><text:span text:style-name="T26">new</text:span><text:span text:style-name="T5"> PriorityQueue&lt;String&gt;(</text:span><text:span text:style-name="T26">new</text:span><text:span text:style-name="T5"> <text:tab/><text:tab/><text:tab/><text:tab/>Comparator&lt;String&gt;() {</text:span></text:p>
      <text:p text:style-name="P18"/>
      <text:p text:style-name="P17"><text:span text:style-name="T5"><text:tab/><text:tab/><text:tab/></text:span><text:span text:style-name="T26">public</text:span><text:span text:style-name="T5"> </text:span><text:span text:style-name="T26">int</text:span><text:span text:style-name="T5"> compare(String </text:span><text:span text:style-name="T23">arg0</text:span><text:span text:style-name="T5">, String </text:span><text:span text:style-name="T23">arg1</text:span><text:span text:style-name="T5">) {</text:span></text:p>
      <text:p text:style-name="P17"><text:span text:style-name="T5"><text:tab/><text:tab/><text:tab/><text:tab/></text:span><text:span text:style-name="T21">// </text:span><text:span text:style-name="T27">TODO</text:span><text:span text:style-name="T21"> Auto-generated method stub</text:span></text:p>
      <text:p text:style-name="P17"><text:span text:style-name="T5"><text:tab/><text:tab/><text:tab/><text:tab/></text:span><text:span text:style-name="T26">if</text:span><text:span text:style-name="T5"> (getStateValue(</text:span><text:span text:style-name="T23">arg0</text:span><text:span text:style-name="T5">) &lt; getStateValue(</text:span><text:span text:style-name="T23">arg1</text:span><text:span text:style-name="T5">)) </text:span><text:span text:style-name="T26">return</text:span><text:span text:style-name="T5"> <text:s/>1 <text:tab/><text:tab/><text:tab/><text:tab/>;</text:span></text:p>
      <text:p text:style-name="P17"><text:span text:style-name="T5"><text:tab/><text:tab/><text:tab/><text:tab/></text:span><text:span text:style-name="T26">else</text:span><text:span text:style-name="T5"> </text:span><text:span text:style-name="T26">if</text:span><text:span text:style-name="T5"> (getStateValue(</text:span><text:span text:style-name="T23">arg0</text:span><text:span text:style-name="T5">) &gt; <text:tab/><text:tab/><text:tab/><text:tab/><text:tab/><text:tab/><text:tab/><text:tab/><text:tab/>getStateValue(</text:span><text:span text:style-name="T23">arg1</text:span><text:span text:style-name="T5">))</text:span><text:span text:style-name="T26">return</text:span><text:span text:style-name="T5"> -1;</text:span></text:p>
      <text:p text:style-name="P17"><text:soft-page-break/><text:span text:style-name="T5"><text:tab/><text:tab/><text:tab/><text:tab/></text:span><text:span text:style-name="T26">else</text:span><text:span text:style-name="T5"> </text:span><text:span text:style-name="T26">return</text:span><text:span text:style-name="T5"> 0 ; </text:span></text:p>
      <text:p text:style-name="P17"><text:span text:style-name="T5"><text:tab/><text:tab/><text:tab/>}</text:span></text:p>
      <text:p text:style-name="P17"><text:span text:style-name="T5"><text:tab/><text:tab/></text:span></text:p>
      <text:p text:style-name="P17"><text:span text:style-name="T5"><text:tab/><text:tab/>} );</text:span></text:p>
      <text:p text:style-name="P17"><text:span text:style-name="T5"><text:tab/><text:tab/></text:span></text:p>
      <text:p text:style-name="P17"><text:span text:style-name="T5"><text:tab/><text:tab/></text:span><text:span text:style-name="T26">for</text:span><text:span text:style-name="T5"> (</text:span><text:span text:style-name="T26">int</text:span><text:span text:style-name="T5"> </text:span><text:span text:style-name="T23">i</text:span><text:span text:style-name="T5"> = 0 ; </text:span><text:span text:style-name="T23">i</text:span><text:span text:style-name="T5"> &lt; </text:span><text:span text:style-name="T28">N</text:span><text:span text:style-name="T5"> ; </text:span><text:span text:style-name="T23">i</text:span><text:span text:style-name="T5">++)</text:span></text:p>
      <text:p text:style-name="P17"><text:span text:style-name="T5"><text:tab/><text:tab/>{</text:span></text:p>
      <text:p text:style-name="P17"><text:span text:style-name="T5"><text:tab/><text:tab/><text:tab/>String </text:span><text:span text:style-name="T23">newState</text:span><text:span text:style-name="T5"> = </text:span><text:span text:style-name="T23">state</text:span><text:span text:style-name="T5"> ;</text:span></text:p>
      <text:p text:style-name="P17"><text:span text:style-name="T5"><text:tab/><text:tab/><text:tab/></text:span><text:span text:style-name="T26">int</text:span><text:span text:style-name="T5"> </text:span><text:span text:style-name="T23">currentPos</text:span><text:span text:style-name="T5"> = </text:span><text:span text:style-name="T23">state</text:span><text:span text:style-name="T5">.charAt(</text:span><text:span text:style-name="T23">i</text:span><text:span text:style-name="T5">) - </text:span><text:span text:style-name="T30">'0'</text:span><text:span text:style-name="T5"> ; </text:span></text:p>
      <text:p text:style-name="P17"><text:span text:style-name="T5"><text:tab/><text:tab/><text:tab/></text:span><text:span text:style-name="T26">int</text:span><text:span text:style-name="T5"> </text:span><text:span text:style-name="T23">newScore</text:span><text:span text:style-name="T5"> = 0 ; </text:span></text:p>
      <text:p text:style-name="P17"><text:span text:style-name="T5"><text:tab/><text:tab/><text:tab/></text:span></text:p>
      <text:p text:style-name="P17"><text:span text:style-name="T5"><text:tab/><text:tab/><text:tab/></text:span><text:span text:style-name="T21">//before </text:span></text:p>
      <text:p text:style-name="P17"><text:span text:style-name="T5"><text:tab/><text:tab/><text:tab/></text:span><text:span text:style-name="T26">for</text:span><text:span text:style-name="T5"> (</text:span><text:span text:style-name="T26">int</text:span><text:span text:style-name="T5"> </text:span><text:span text:style-name="T23">j</text:span><text:span text:style-name="T5"> = 0 ; </text:span><text:span text:style-name="T23">j</text:span><text:span text:style-name="T5"> &lt; </text:span><text:span text:style-name="T23">currentPos</text:span><text:span text:style-name="T5"> ; </text:span><text:span text:style-name="T23">j</text:span><text:span text:style-name="T5">++)</text:span></text:p>
      <text:p text:style-name="P17"><text:span text:style-name="T5"><text:tab/><text:tab/><text:tab/>{</text:span></text:p>
      <text:p text:style-name="P17"><text:span text:style-name="T5"><text:tab/><text:tab/><text:tab/><text:tab/></text:span><text:span text:style-name="T23">newState</text:span><text:span text:style-name="T5"> = </text:span><text:span text:style-name="T23">newState</text:span><text:span text:style-name="T5">.substring(0, </text:span><text:span text:style-name="T23">i</text:span><text:span text:style-name="T5">) + String.</text:span><text:span text:style-name="T8">valueOf</text:span><text:span text:style-name="T5">(</text:span><text:span text:style-name="T23">j</text:span><text:span text:style-name="T5">) <text:tab/><text:tab/><text:tab/><text:tab/><text:tab/>+ </text:span><text:span text:style-name="T23">newState</text:span><text:span text:style-name="T5">.substring(</text:span><text:span text:style-name="T23">i</text:span><text:span text:style-name="T5">+1); </text:span></text:p>
      <text:p text:style-name="P17"><text:span text:style-name="T5"><text:tab/><text:tab/><text:tab/><text:tab/></text:span><text:span text:style-name="T23">newScore</text:span><text:span text:style-name="T5"> = getStateValue(</text:span><text:span text:style-name="T23">newState</text:span><text:span text:style-name="T5">) ; </text:span></text:p>
      <text:p text:style-name="P17"><text:span text:style-name="T5"><text:tab/><text:tab/><text:tab/><text:tab/></text:span></text:p>
      <text:p text:style-name="P17"><text:span text:style-name="T5"><text:tab/><text:tab/><text:tab/><text:tab/></text:span><text:span text:style-name="T26">if</text:span><text:span text:style-name="T5">(</text:span><text:span text:style-name="T23">pq</text:span><text:span text:style-name="T5">.peek() == </text:span><text:span text:style-name="T26">null</text:span><text:span text:style-name="T5"> || </text:span><text:span text:style-name="T23">pq</text:span><text:span text:style-name="T5">.size() &lt; </text:span><text:span text:style-name="T23">k</text:span><text:span text:style-name="T5">)</text:span></text:p>
      <text:p text:style-name="P17"><text:span text:style-name="T5"><text:tab/><text:tab/><text:tab/><text:tab/>{</text:span></text:p>
      <text:p text:style-name="P17"><text:span text:style-name="T5"><text:tab/><text:tab/><text:tab/><text:tab/><text:tab/></text:span><text:span text:style-name="T26">if</text:span><text:span text:style-name="T5"> (!</text:span><text:span text:style-name="T23">hs</text:span><text:span text:style-name="T5">.contains(</text:span><text:span text:style-name="T23">newState</text:span><text:span text:style-name="T5">))</text:span></text:p>
      <text:p text:style-name="P17"><text:span text:style-name="T5"><text:tab/><text:tab/><text:tab/><text:tab/><text:tab/><text:tab/></text:span><text:span text:style-name="T23">pq</text:span><text:span text:style-name="T5">.add(</text:span><text:span text:style-name="T23">newState</text:span><text:span text:style-name="T5">) ;</text:span></text:p>
      <text:p text:style-name="P17"><text:span text:style-name="T5"><text:tab/><text:tab/><text:tab/><text:tab/>}</text:span></text:p>
      <text:p text:style-name="P17"><text:span text:style-name="T5"><text:tab/><text:tab/><text:tab/><text:tab/></text:span><text:span text:style-name="T26">else</text:span><text:span text:style-name="T5"> </text:span><text:span text:style-name="T26">if</text:span><text:span text:style-name="T5"> (getStateValue(</text:span><text:span text:style-name="T23">pq</text:span><text:span text:style-name="T5">.peek()) &gt;= </text:span><text:span text:style-name="T23">newScore</text:span><text:span text:style-name="T5">)</text:span></text:p>
      <text:p text:style-name="P17"><text:span text:style-name="T5"><text:tab/><text:tab/><text:tab/><text:tab/>{</text:span></text:p>
      <text:p text:style-name="P17"><text:span text:style-name="T5"><text:tab/><text:tab/><text:tab/><text:tab/><text:tab/></text:span><text:span text:style-name="T26">if</text:span><text:span text:style-name="T5"> (!</text:span><text:span text:style-name="T23">hs</text:span><text:span text:style-name="T5">.contains(</text:span><text:span text:style-name="T23">newState</text:span><text:span text:style-name="T5">)) {</text:span></text:p>
      <text:p text:style-name="P17"><text:span text:style-name="T5"><text:tab/><text:tab/><text:tab/><text:tab/><text:tab/><text:tab/></text:span><text:span text:style-name="T23">pq</text:span><text:span text:style-name="T5">.poll() ;</text:span></text:p>
      <text:p text:style-name="P17"><text:span text:style-name="T5"><text:tab/><text:tab/><text:tab/><text:tab/><text:tab/><text:tab/></text:span><text:span text:style-name="T23">pq</text:span><text:span text:style-name="T5">.add(</text:span><text:span text:style-name="T23">newState</text:span><text:span text:style-name="T5">);</text:span></text:p>
      <text:p text:style-name="P17"><text:span text:style-name="T5"><text:tab/><text:tab/><text:tab/><text:tab/><text:tab/>}</text:span></text:p>
      <text:p text:style-name="P17"><text:span text:style-name="T5"><text:tab/><text:tab/><text:tab/><text:tab/><text:tab/></text:span></text:p>
      <text:p text:style-name="P17"><text:span text:style-name="T5"><text:tab/><text:tab/><text:tab/><text:tab/>}</text:span></text:p>
      <text:p text:style-name="P17"><text:span text:style-name="T5"><text:tab/><text:tab/><text:tab/>}</text:span></text:p>
      <text:p text:style-name="P17"><text:span text:style-name="T5"><text:tab/><text:tab/><text:tab/></text:span><text:span text:style-name="T21">//after </text:span></text:p>
      <text:p text:style-name="P17"><text:span text:style-name="T5"><text:tab/><text:tab/><text:tab/></text:span><text:span text:style-name="T26">for</text:span><text:span text:style-name="T5"> (</text:span><text:span text:style-name="T26">int</text:span><text:span text:style-name="T5"> </text:span><text:span text:style-name="T23">j</text:span><text:span text:style-name="T5"> = </text:span><text:span text:style-name="T23">currentPos</text:span><text:span text:style-name="T5">+1 ; </text:span><text:span text:style-name="T23">j</text:span><text:span text:style-name="T5"> &lt; </text:span><text:span text:style-name="T28">N</text:span><text:span text:style-name="T5"> ; </text:span><text:span text:style-name="T23">j</text:span><text:span text:style-name="T5">++)</text:span></text:p>
      <text:p text:style-name="P17"><text:span text:style-name="T5"><text:tab/><text:tab/><text:tab/>{</text:span></text:p>
      <text:p text:style-name="P17"><text:span text:style-name="T5"><text:tab/><text:tab/><text:tab/><text:tab/></text:span><text:span text:style-name="T23">newState</text:span><text:span text:style-name="T5"> = </text:span><text:span text:style-name="T23">newState</text:span><text:span text:style-name="T5">.substring(0, </text:span><text:span text:style-name="T23">i</text:span><text:span text:style-name="T5">) + String.</text:span><text:span text:style-name="T8">valueOf</text:span><text:span text:style-name="T5">(</text:span><text:span text:style-name="T23">j</text:span><text:span text:style-name="T5">) <text:tab/><text:tab/><text:tab/><text:tab/><text:tab/>+ </text:span><text:span text:style-name="T23">newState</text:span><text:span text:style-name="T5">.substring(</text:span><text:span text:style-name="T23">i</text:span><text:span text:style-name="T5">+1); </text:span></text:p>
      <text:p text:style-name="P17"><text:span text:style-name="T5"><text:tab/><text:tab/><text:tab/><text:tab/></text:span><text:span text:style-name="T23">newScore</text:span><text:span text:style-name="T5"> = getStateValue(</text:span><text:span text:style-name="T23">newState</text:span><text:span text:style-name="T5">) ; </text:span></text:p>
      <text:p text:style-name="P17"><text:span text:style-name="T5"><text:tab/><text:tab/><text:tab/><text:tab/></text:span><text:span text:style-name="T26">if</text:span><text:span text:style-name="T5">(</text:span><text:span text:style-name="T23">pq</text:span><text:span text:style-name="T5">.peek() == </text:span><text:span text:style-name="T26">null</text:span><text:span text:style-name="T5"> || </text:span><text:span text:style-name="T23">pq</text:span><text:span text:style-name="T5">.size() &lt; </text:span><text:span text:style-name="T23">k</text:span><text:span text:style-name="T5">)</text:span></text:p>
      <text:p text:style-name="P17"><text:span text:style-name="T5"><text:tab/><text:tab/><text:tab/><text:tab/>{</text:span></text:p>
      <text:p text:style-name="P17"><text:span text:style-name="T5"><text:tab/><text:tab/><text:tab/><text:tab/><text:tab/></text:span><text:span text:style-name="T26">if</text:span><text:span text:style-name="T5"> (!</text:span><text:span text:style-name="T23">hs</text:span><text:span text:style-name="T5">.contains(</text:span><text:span text:style-name="T23">newState</text:span><text:span text:style-name="T5">))</text:span></text:p>
      <text:p text:style-name="P17"><text:span text:style-name="T5"><text:tab/><text:tab/><text:tab/><text:tab/><text:tab/><text:tab/></text:span><text:span text:style-name="T23">pq</text:span><text:span text:style-name="T5">.add(</text:span><text:span text:style-name="T23">newState</text:span><text:span text:style-name="T5">) ;</text:span></text:p>
      <text:p text:style-name="P17"><text:span text:style-name="T5"><text:tab/><text:tab/><text:tab/><text:tab/>}</text:span></text:p>
      <text:p text:style-name="P17"><text:span text:style-name="T5"><text:tab/><text:tab/><text:tab/><text:tab/></text:span><text:span text:style-name="T26">else</text:span><text:span text:style-name="T5"> </text:span><text:span text:style-name="T26">if</text:span><text:span text:style-name="T5"> (getStateValue(</text:span><text:span text:style-name="T23">pq</text:span><text:span text:style-name="T5">.peek()) &gt;= </text:span><text:span text:style-name="T23">newScore</text:span><text:span text:style-name="T5">)</text:span></text:p>
      <text:p text:style-name="P17"><text:span text:style-name="T5"><text:tab/><text:tab/><text:tab/><text:tab/>{</text:span></text:p>
      <text:p text:style-name="P17"><text:span text:style-name="T5"><text:tab/><text:tab/><text:tab/><text:tab/><text:tab/></text:span><text:span text:style-name="T26">if</text:span><text:span text:style-name="T5"> (!</text:span><text:span text:style-name="T23">hs</text:span><text:span text:style-name="T5">.contains(</text:span><text:span text:style-name="T23">newState</text:span><text:span text:style-name="T5">)) {</text:span></text:p>
      <text:p text:style-name="P17"><text:span text:style-name="T5"><text:tab/><text:tab/><text:tab/><text:tab/><text:tab/><text:tab/></text:span><text:span text:style-name="T23">pq</text:span><text:span text:style-name="T5">.poll() ;</text:span></text:p>
      <text:p text:style-name="P17"><text:span text:style-name="T5"><text:tab/><text:tab/><text:tab/><text:tab/><text:tab/><text:tab/></text:span><text:span text:style-name="T23">pq</text:span><text:span text:style-name="T5">.add(</text:span><text:span text:style-name="T23">newState</text:span><text:span text:style-name="T5">);</text:span></text:p>
      <text:p text:style-name="P17"><text:span text:style-name="T5"><text:tab/><text:tab/><text:tab/><text:tab/><text:tab/>}</text:span></text:p>
      <text:p text:style-name="P17"><text:span text:style-name="T5"><text:tab/><text:tab/><text:tab/><text:tab/>}</text:span></text:p>
      <text:p text:style-name="P17"><text:span text:style-name="T5"><text:tab/><text:tab/><text:tab/>}</text:span></text:p>
      <text:p text:style-name="P17"><text:span text:style-name="T5"><text:tab/><text:tab/>}</text:span></text:p>
      <text:p text:style-name="P17"><text:span text:style-name="T5"><text:tab/><text:tab/></text:span></text:p>
      <text:p text:style-name="P17"><text:span text:style-name="T5"><text:tab/><text:tab/>System.</text:span><text:span text:style-name="T29">out</text:span><text:span text:style-name="T5">.println(</text:span><text:span text:style-name="T30">"test "</text:span><text:span text:style-name="T5"> + </text:span><text:span text:style-name="T23">state</text:span><text:span text:style-name="T5">);</text:span></text:p>
      <text:p text:style-name="P17"><text:span text:style-name="T5"><text:tab/><text:tab/></text:span><text:span text:style-name="T26">for</text:span><text:span text:style-name="T5"> (String </text:span><text:span text:style-name="T23">str</text:span><text:span text:style-name="T5"> : </text:span><text:span text:style-name="T23">pq</text:span><text:span text:style-name="T5">)</text:span></text:p>
      <text:p text:style-name="P17"><text:span text:style-name="T5"><text:tab/><text:tab/>{</text:span></text:p>
      <text:p text:style-name="P17"><text:span text:style-name="T5"><text:tab/><text:tab/><text:tab/></text:span><text:span text:style-name="T26">int</text:span><text:span text:style-name="T5"> </text:span><text:span text:style-name="T23">newScore</text:span><text:span text:style-name="T5"> = getStateValue(</text:span><text:span text:style-name="T23">str</text:span><text:span text:style-name="T5">) ; </text:span></text:p>
      <text:p text:style-name="P17"><text:span text:style-name="T5"><text:tab/><text:tab/><text:tab/></text:span><text:span text:style-name="T26">if</text:span><text:span text:style-name="T5"> (</text:span><text:span text:style-name="T23">bestScore</text:span><text:span text:style-name="T5"> &gt;= </text:span><text:span text:style-name="T23">newScore</text:span><text:span text:style-name="T5">)</text:span></text:p>
      <text:p text:style-name="P17"><text:span text:style-name="T5"><text:tab/><text:tab/><text:tab/>{</text:span></text:p>
      <text:p text:style-name="P17"><text:span text:style-name="T5"><text:tab/><text:tab/><text:tab/><text:tab/></text:span><text:span text:style-name="T23">best</text:span><text:span text:style-name="T5"> = </text:span><text:span text:style-name="T23">str</text:span><text:span text:style-name="T5"> ; </text:span></text:p>
      <text:p text:style-name="P17"><text:span text:style-name="T5"><text:tab/><text:tab/><text:tab/><text:tab/></text:span><text:span text:style-name="T23">bestScore</text:span><text:span text:style-name="T5"> = </text:span><text:span text:style-name="T23">newScore</text:span><text:span text:style-name="T5"> ; </text:span></text:p>
      <text:p text:style-name="P17"><text:span text:style-name="T5"><text:tab/><text:tab/><text:tab/>}</text:span></text:p>
      <text:p text:style-name="P17"><text:soft-page-break/><text:span text:style-name="T5"><text:tab/><text:tab/><text:tab/>System.</text:span><text:span text:style-name="T29">out</text:span><text:span text:style-name="T5">.println(</text:span><text:span text:style-name="T23">str</text:span><text:span text:style-name="T5"> + </text:span><text:span text:style-name="T30">" = "</text:span><text:span text:style-name="T5"> + getStateValue(</text:span><text:span text:style-name="T23">str</text:span><text:span text:style-name="T5">));</text:span></text:p>
      <text:p text:style-name="P17"><text:span text:style-name="T5"><text:tab/><text:tab/>}</text:span></text:p>
      <text:p text:style-name="P17"><text:span text:style-name="T5"><text:tab/><text:tab/></text:span></text:p>
      <text:p text:style-name="P17"><text:span text:style-name="T5"><text:tab/><text:tab/></text:span><text:span text:style-name="T26">return</text:span><text:span text:style-name="T5"> </text:span><text:span text:style-name="T23">best</text:span><text:span text:style-name="T5">;</text:span></text:p>
      <text:p text:style-name="P18"/>
      <text:p text:style-name="P17"><text:span text:style-name="T5"><text:tab/>}</text:span></text:p>
      <text:p text:style-name="P17"><text:span text:style-name="T5"/></text:p>
      <text:p text:style-name="P6"><text:span text:style-name="T5"><text:tab/></text:span></text:p>
      <text:p text:style-name="P6"><text:span text:style-name="T3">Random Restarts and Sideways moves.</text:span></text:p>
      <text:p text:style-name="P7"><text:span text:style-name="T7"><text:tab/>String hillClimbingMultipleStart(</text:span><text:span text:style-name="T26">int</text:span><text:span text:style-name="T5"> </text:span><text:span text:style-name="T23">k</text:span><text:span text:style-name="T5">)</text:span></text:p>
      <text:p text:style-name="P17"><text:span text:style-name="T5"><text:tab/>{</text:span></text:p>
      <text:p text:style-name="P17"><text:span text:style-name="T5"><text:tab/><text:tab/>String </text:span><text:span text:style-name="T23">best</text:span><text:span text:style-name="T5"> = </text:span><text:span text:style-name="T26">null</text:span><text:span text:style-name="T5"> ;</text:span></text:p>
      <text:p text:style-name="P17"><text:span text:style-name="T5"><text:tab/><text:tab/></text:span><text:span text:style-name="T26">int</text:span><text:span text:style-name="T5"> </text:span><text:span text:style-name="T24">score</text:span><text:span text:style-name="T5"> = 56 ; </text:span></text:p>
      <text:p text:style-name="P17"><text:span text:style-name="T5"><text:tab/><text:tab/></text:span><text:span text:style-name="T26">for</text:span><text:span text:style-name="T5"> (</text:span><text:span text:style-name="T26">int</text:span><text:span text:style-name="T5"> </text:span><text:span text:style-name="T23">i</text:span><text:span text:style-name="T5"> = 0 ; </text:span><text:span text:style-name="T23">i</text:span><text:span text:style-name="T5"> &lt; </text:span><text:span text:style-name="T23">k</text:span><text:span text:style-name="T5"> ; </text:span><text:span text:style-name="T23">i</text:span><text:span text:style-name="T5">++)</text:span></text:p>
      <text:p text:style-name="P17"><text:span text:style-name="T5"><text:tab/><text:tab/>{</text:span></text:p>
      <text:p text:style-name="P17"><text:span text:style-name="T5"><text:tab/><text:tab/><text:tab/>String </text:span><text:span text:style-name="T23">newState</text:span><text:span text:style-name="T5"> = hillClimbing() ;</text:span></text:p>
      <text:p text:style-name="P17"><text:span text:style-name="T5"><text:tab/><text:tab/><text:tab/></text:span><text:span text:style-name="T26">int</text:span><text:span text:style-name="T5"> </text:span><text:span text:style-name="T23">newScore</text:span><text:span text:style-name="T5"> = getStateValue(</text:span><text:span text:style-name="T23">newState</text:span><text:span text:style-name="T5">);</text:span></text:p>
      <text:p text:style-name="P17"><text:span text:style-name="T5"><text:tab/><text:tab/><text:tab/></text:span><text:span text:style-name="T26">if</text:span><text:span text:style-name="T5"> (</text:span><text:span text:style-name="T25">score</text:span><text:span text:style-name="T5"> &gt; </text:span><text:span text:style-name="T23">newScore</text:span><text:span text:style-name="T5">)</text:span></text:p>
      <text:p text:style-name="P17"><text:span text:style-name="T5"><text:tab/><text:tab/><text:tab/>{</text:span></text:p>
      <text:p text:style-name="P17"><text:span text:style-name="T5"><text:tab/><text:tab/><text:tab/><text:tab/></text:span><text:span text:style-name="T23">best</text:span><text:span text:style-name="T5"> = </text:span><text:span text:style-name="T23">newState</text:span><text:span text:style-name="T5"> ;</text:span></text:p>
      <text:p text:style-name="P17"><text:span text:style-name="T5"><text:tab/><text:tab/><text:tab/><text:tab/></text:span><text:span text:style-name="T24">score</text:span><text:span text:style-name="T5"> = </text:span><text:span text:style-name="T23">newScore</text:span><text:span text:style-name="T5"> ; </text:span></text:p>
      <text:p text:style-name="P17"><text:span text:style-name="T5"><text:tab/><text:tab/><text:tab/>}</text:span></text:p>
      <text:p text:style-name="P17"><text:span text:style-name="T5"><text:tab/><text:tab/>}</text:span></text:p>
      <text:p text:style-name="P17"><text:span text:style-name="T5"><text:tab/><text:tab/>System.</text:span><text:span text:style-name="T29">out</text:span><text:span text:style-name="T5">.println(</text:span><text:span text:style-name="T23">best</text:span><text:span text:style-name="T5">+</text:span><text:span text:style-name="T30">"="</text:span><text:span text:style-name="T5">+</text:span><text:span text:style-name="T25">score</text:span><text:span text:style-name="T5">);</text:span></text:p>
      <text:p text:style-name="P17"><text:span text:style-name="T5"><text:tab/><text:tab/></text:span><text:span text:style-name="T26">return</text:span><text:span text:style-name="T5"> </text:span><text:span text:style-name="T23">best</text:span><text:span text:style-name="T5"> ; </text:span></text:p>
      <text:p text:style-name="P6"><text:span text:style-name="T5"><text:tab/>}</text:span></text:p>
      <text:p text:style-name="P8"><text:span text:style-name="T14"><text:s text:c="3"/></text:span><text:span text:style-name="T15">we handle sideways moves by adding hash set to know if we visit this state before or not like </text:span></text:p>
      <text:p text:style-name="P8"><text:span text:style-name="T15"/></text:p>
      <text:p text:style-name="P17"><text:span text:style-name="T5"><text:tab/>String hillClimbing()</text:span></text:p>
      <text:p text:style-name="P17"><text:span text:style-name="T5"><text:tab/>{</text:span></text:p>
      <text:p text:style-name="P17"><text:span text:style-name="T5"><text:tab/><text:tab/></text:span><text:span text:style-name="T21">// hash set for </text:span><text:span text:style-name="T22">uniques</text:span><text:span text:style-name="T21"> states </text:span></text:p>
      <text:p text:style-name="P17"><text:span text:style-name="T5"><text:tab/><text:tab/>Set&lt;String&gt; </text:span><text:span text:style-name="T23">hs</text:span><text:span text:style-name="T5"> = </text:span><text:span text:style-name="T26">new</text:span><text:span text:style-name="T5"> HashSet&lt;String&gt;() ;</text:span></text:p>
      <text:p text:style-name="P17"><text:span text:style-name="T5"><text:tab/><text:tab/>String </text:span><text:span text:style-name="T23">state</text:span><text:span text:style-name="T5"> = randomState() ; </text:span></text:p>
      <text:p text:style-name="P17"><text:span text:style-name="T5"><text:tab/><text:tab/>String </text:span><text:span text:style-name="T23">best</text:span><text:span text:style-name="T5"> = </text:span><text:span text:style-name="T26">null</text:span><text:span text:style-name="T5"> ; </text:span></text:p>
      <text:p text:style-name="P17"><text:span text:style-name="T5"><text:tab/><text:tab/></text:span><text:span text:style-name="T26">int</text:span><text:span text:style-name="T5"> </text:span><text:span text:style-name="T23">oldScore</text:span><text:span text:style-name="T5"> = 0 ; </text:span></text:p>
      <text:p text:style-name="P17"><text:span text:style-name="T5"><text:tab/><text:tab/></text:span><text:span text:style-name="T26">int</text:span><text:span text:style-name="T5"> </text:span><text:span text:style-name="T23">newScore</text:span><text:span text:style-name="T5"> = getStateValue(</text:span><text:span text:style-name="T23">state</text:span><text:span text:style-name="T5">); <text:s/></text:span></text:p>
      <text:p text:style-name="P17"><text:span text:style-name="T5"><text:tab/><text:tab/></text:span></text:p>
      <text:p text:style-name="P17"><text:span text:style-name="T5"><text:tab/><text:tab/></text:span><text:span text:style-name="T23">hs</text:span><text:span text:style-name="T5">.add(</text:span><text:span text:style-name="T23">state</text:span><text:span text:style-name="T5">);</text:span></text:p>
      <text:p text:style-name="P17"><text:span text:style-name="T5"><text:tab/><text:tab/></text:span></text:p>
      <text:p text:style-name="P17"><text:span text:style-name="T5"><text:tab/><text:tab/></text:span><text:span text:style-name="T26">do</text:span><text:span text:style-name="T5"> </text:span></text:p>
      <text:p text:style-name="P17"><text:span text:style-name="T5"><text:tab/><text:tab/>{</text:span></text:p>
      <text:p text:style-name="P17"><text:span text:style-name="T5"><text:tab/><text:tab/><text:tab/></text:span><text:span text:style-name="T23">hs</text:span><text:span text:style-name="T5">.add(</text:span><text:span text:style-name="T23">state</text:span><text:span text:style-name="T5">);</text:span></text:p>
      <text:p text:style-name="P17"><text:span text:style-name="T5"><text:tab/><text:tab/><text:tab/></text:span><text:span text:style-name="T23">oldScore</text:span><text:span text:style-name="T5"> = </text:span><text:span text:style-name="T23">newScore</text:span><text:span text:style-name="T5"> ; </text:span></text:p>
      <text:p text:style-name="P17"><text:span text:style-name="T5"><text:tab/><text:tab/><text:tab/></text:span><text:span text:style-name="T23">best</text:span><text:span text:style-name="T5"> = </text:span><text:span text:style-name="T23">state</text:span><text:span text:style-name="T5"> ; </text:span></text:p>
      <text:p text:style-name="P17"><text:span text:style-name="T5"><text:tab/><text:tab/><text:tab/></text:span><text:span text:style-name="T21">// get best of only one neighbor </text:span></text:p>
      <text:p text:style-name="P17"><text:span text:style-name="T5"><text:tab/><text:tab/><text:tab/></text:span><text:span text:style-name="T23">state</text:span><text:span text:style-name="T5"> = getKBestNeighboor(</text:span><text:span text:style-name="T23">state</text:span><text:span text:style-name="T5">, 1, </text:span><text:span text:style-name="T23">hs</text:span><text:span text:style-name="T5">);</text:span></text:p>
      <text:p text:style-name="P17"><text:span text:style-name="T5"><text:tab/><text:tab/><text:tab/></text:span><text:span text:style-name="T23">newScore</text:span><text:span text:style-name="T5"> = getStateValue(</text:span><text:span text:style-name="T23">state</text:span><text:span text:style-name="T5">);</text:span></text:p>
      <text:p text:style-name="P17"><text:span text:style-name="T5"><text:tab/><text:tab/>}</text:span><text:span text:style-name="T26">while</text:span><text:span text:style-name="T5"> (!</text:span><text:span text:style-name="T23">hs</text:span><text:span text:style-name="T5">.contains(</text:span><text:span text:style-name="T23">state</text:span><text:span text:style-name="T5">) &amp;&amp; </text:span><text:span text:style-name="T23">newScore</text:span><text:span text:style-name="T5"> &lt;= </text:span><text:span text:style-name="T23">oldScore</text:span><text:span text:style-name="T5">) ;</text:span></text:p>
      <text:p text:style-name="P17"><text:span text:style-name="T5"><text:tab/><text:tab/></text:span></text:p>
      <text:p text:style-name="P17"><text:span text:style-name="T5"><text:tab/><text:tab/></text:span><text:span text:style-name="T26">return</text:span><text:span text:style-name="T5"> </text:span><text:span text:style-name="T23">best</text:span><text:span text:style-name="T5"> ;</text:span></text:p>
      <text:p text:style-name="P8"><text:span text:style-name="T5"><text:tab/>}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6"><text:soft-page-break/><text:span text:style-name="T3">the k-local beams algorithm.</text:span></text:p>
      <text:p text:style-name="P6"><text:span text:style-name="T3"/></text:p>
      <text:p text:style-name="P7"><text:span text:style-name="T11"><text:tab/></text:span><text:span text:style-name="T7">String hillClimbingKLocalBeams(</text:span><text:span text:style-name="T26">int</text:span><text:span text:style-name="T5"> </text:span><text:span text:style-name="T23">k</text:span><text:span text:style-name="T5">)</text:span></text:p>
      <text:p text:style-name="P17"><text:span text:style-name="T5"><text:tab/>{</text:span></text:p>
      <text:p text:style-name="P17"><text:span text:style-name="T5"><text:tab/><text:tab/>Set&lt;String&gt; </text:span><text:span text:style-name="T23">hs</text:span><text:span text:style-name="T5"> = </text:span><text:span text:style-name="T26">new</text:span><text:span text:style-name="T5"> HashSet&lt;String&gt;() ;</text:span></text:p>
      <text:p text:style-name="P17"><text:span text:style-name="T5"><text:tab/><text:tab/>String </text:span><text:span text:style-name="T24">state</text:span><text:span text:style-name="T5"> = randomState() ; </text:span></text:p>
      <text:p text:style-name="P17"><text:span text:style-name="T5"><text:tab/><text:tab/>String </text:span><text:span text:style-name="T23">best</text:span><text:span text:style-name="T5"> = </text:span><text:span text:style-name="T26">null</text:span><text:span text:style-name="T5"> ; </text:span></text:p>
      <text:p text:style-name="P17"><text:span text:style-name="T5"><text:tab/><text:tab/></text:span><text:span text:style-name="T26">int</text:span><text:span text:style-name="T5"> </text:span><text:span text:style-name="T23">oldScore</text:span><text:span text:style-name="T5"> = 0 ; </text:span></text:p>
      <text:p text:style-name="P17"><text:span text:style-name="T5"><text:tab/><text:tab/></text:span><text:span text:style-name="T26">int</text:span><text:span text:style-name="T5"> </text:span><text:span text:style-name="T23">newScore</text:span><text:span text:style-name="T5"> = getStateValue(</text:span><text:span text:style-name="T25">state</text:span><text:span text:style-name="T5">); <text:s/></text:span></text:p>
      <text:p text:style-name="P17"><text:span text:style-name="T5"><text:tab/><text:tab/></text:span></text:p>
      <text:p text:style-name="P17"><text:span text:style-name="T5"><text:tab/><text:tab/></text:span><text:span text:style-name="T23">hs</text:span><text:span text:style-name="T5">.add(</text:span><text:span text:style-name="T25">state</text:span><text:span text:style-name="T5">);</text:span></text:p>
      <text:p text:style-name="P17"><text:span text:style-name="T5"><text:tab/><text:tab/></text:span></text:p>
      <text:p text:style-name="P17"><text:span text:style-name="T5"><text:tab/><text:tab/></text:span><text:span text:style-name="T26">do</text:span><text:span text:style-name="T5"> </text:span></text:p>
      <text:p text:style-name="P17"><text:span text:style-name="T5"><text:tab/><text:tab/>{</text:span></text:p>
      <text:p text:style-name="P17"><text:span text:style-name="T5"><text:tab/><text:tab/><text:tab/></text:span><text:span text:style-name="T23">hs</text:span><text:span text:style-name="T5">.add(</text:span><text:span text:style-name="T25">state</text:span><text:span text:style-name="T5">);</text:span></text:p>
      <text:p text:style-name="P17"><text:span text:style-name="T5"><text:tab/><text:tab/><text:tab/></text:span><text:span text:style-name="T23">oldScore</text:span><text:span text:style-name="T5"> = </text:span><text:span text:style-name="T23">newScore</text:span><text:span text:style-name="T5"> ; </text:span></text:p>
      <text:p text:style-name="P17"><text:span text:style-name="T5"><text:tab/><text:tab/><text:tab/></text:span><text:span text:style-name="T23">best</text:span><text:span text:style-name="T5"> = </text:span><text:span text:style-name="T25">state</text:span><text:span text:style-name="T5"> ; </text:span></text:p>
      <text:p text:style-name="P17"><text:span text:style-name="T5"><text:tab/><text:tab/><text:tab/></text:span><text:span text:style-name="T24">state</text:span><text:span text:style-name="T5"> = getKBestNeighboor(</text:span><text:span text:style-name="T25">state</text:span><text:span text:style-name="T5">, </text:span><text:span text:style-name="T23">k</text:span><text:span text:style-name="T5">, </text:span><text:span text:style-name="T23">hs</text:span><text:span text:style-name="T5">);</text:span></text:p>
      <text:p text:style-name="P17"><text:span text:style-name="T5"><text:tab/><text:tab/><text:tab/></text:span><text:span text:style-name="T23">newScore</text:span><text:span text:style-name="T5"> = getStateValue(</text:span><text:span text:style-name="T25">state</text:span><text:span text:style-name="T5">);</text:span></text:p>
      <text:p text:style-name="P17"><text:span text:style-name="T5"><text:tab/><text:tab/>}</text:span><text:span text:style-name="T26">while</text:span><text:span text:style-name="T5"> (!</text:span><text:span text:style-name="T23">hs</text:span><text:span text:style-name="T5">.contains(</text:span><text:span text:style-name="T25">state</text:span><text:span text:style-name="T5">) &amp;&amp; </text:span><text:span text:style-name="T23">newScore</text:span><text:span text:style-name="T5"> &lt;= </text:span><text:span text:style-name="T23">oldScore</text:span><text:span text:style-name="T5">) ;</text:span></text:p>
      <text:p text:style-name="P17"><text:span text:style-name="T5"><text:tab/><text:tab/></text:span></text:p>
      <text:p text:style-name="P17"><text:span text:style-name="T5"><text:tab/><text:tab/></text:span><text:span text:style-name="T26">return</text:span><text:span text:style-name="T5"> </text:span><text:span text:style-name="T23">best</text:span><text:span text:style-name="T5"> ;</text:span></text:p>
      <text:p text:style-name="P6"><text:span text:style-name="T5"><text:tab/>}</text:span></text:p>
      <text:p text:style-name="P6"><text:span text:style-name="T10"/></text:p>
      <text:p text:style-name="P10"><text:span text:style-name="T16">Report in 100 experiment how much of the </text:span><text:span text:style-name="T4">time you can get the goal in less than M steps.</text:span></text:p>
      <text:p text:style-name="P10"><text:span text:style-name="T4"/></text:p>
      <text:p text:style-name="P11"><text:span text:style-name="T4">For hillclimbing </text:span></text:p>
      <text:p text:style-name="P11"><text:span text:style-name="T4"/></text:p>
      <text:p text:style-name="P12"><text:span text:style-name="T4">I</text:span><text:span text:style-name="T2"> <text:s text:c="4"/>found <text:s/>state</text:span></text:p>
      <text:p text:style-name="P11"><text:span text:style-name="T5">1<text:tab/>0<text:tab/>46031752</text:span></text:p>
      <text:p text:style-name="P17"><text:span text:style-name="T5">2<text:tab/>1<text:tab/>73164025</text:span></text:p>
      <text:p text:style-name="P17"><text:span text:style-name="T5">3<text:tab/>1<text:tab/>57402613</text:span></text:p>
      <text:p text:style-name="P17"><text:span text:style-name="T5">4<text:tab/>0<text:tab/>52074136</text:span></text:p>
      <text:p text:style-name="P17"><text:span text:style-name="T5">5<text:tab/>0<text:tab/>53047162</text:span></text:p>
      <text:p text:style-name="P17"><text:span text:style-name="T5">6<text:tab/>1<text:tab/>26374150</text:span></text:p>
      <text:p text:style-name="P17"><text:span text:style-name="T5">7<text:tab/>0<text:tab/>42736051</text:span></text:p>
      <text:p text:style-name="P17"><text:span text:style-name="T5">8<text:tab/>0<text:tab/>05726314</text:span></text:p>
      <text:p text:style-name="P17"><text:span text:style-name="T5">9<text:tab/>0<text:tab/>71420635</text:span></text:p>
      <text:p text:style-name="P17"><text:span text:style-name="T5">10<text:tab/>0<text:tab/>46152073</text:span></text:p>
      <text:p text:style-name="P17"><text:span text:style-name="T5">11<text:tab/>0<text:tab/>46302751</text:span></text:p>
      <text:p text:style-name="P17"><text:span text:style-name="T5">12<text:tab/>0<text:tab/>57130642</text:span></text:p>
      <text:p text:style-name="P17"><text:span text:style-name="T5">13<text:tab/>0<text:tab/>52617403</text:span></text:p>
      <text:p text:style-name="P17"><text:span text:style-name="T5">14<text:tab/>1<text:tab/>03625714</text:span></text:p>
      <text:p text:style-name="P17"><text:span text:style-name="T5">15<text:tab/>0<text:tab/>63147025</text:span></text:p>
      <text:p text:style-name="P17"><text:span text:style-name="T5">16<text:tab/>1<text:tab/>50272631</text:span></text:p>
      <text:p text:style-name="P17"><text:span text:style-name="T5">17<text:tab/>0<text:tab/>31475026</text:span></text:p>
      <text:p text:style-name="P17"><text:span text:style-name="T5">18<text:tab/>0<text:tab/>30475261</text:span></text:p>
      <text:p text:style-name="P17"><text:span text:style-name="T5">19<text:tab/>1<text:tab/>75246031</text:span></text:p>
      <text:p text:style-name="P17"><text:span text:style-name="T5">20<text:tab/>0<text:tab/>35041726</text:span></text:p>
      <text:p text:style-name="P17"><text:span text:style-name="T5">21<text:tab/>0<text:tab/>24603175</text:span></text:p>
      <text:p text:style-name="P17"><text:span text:style-name="T5">22<text:tab/>1<text:tab/>02611753</text:span></text:p>
      <text:p text:style-name="P17"><text:span text:style-name="T5">23<text:tab/>0<text:tab/>47306152</text:span></text:p>
      <text:p text:style-name="P17"><text:soft-page-break/><text:span text:style-name="T5">24<text:tab/>0<text:tab/>52470316</text:span></text:p>
      <text:p text:style-name="P17"><text:span text:style-name="T5">25<text:tab/>1<text:tab/>03625714</text:span></text:p>
      <text:p text:style-name="P17"><text:span text:style-name="T5">26<text:tab/>0<text:tab/>46152037</text:span></text:p>
      <text:p text:style-name="P17"><text:span text:style-name="T5">27<text:tab/>1<text:tab/>24613570</text:span></text:p>
      <text:p text:style-name="P17"><text:span text:style-name="T5">28<text:tab/>0<text:tab/>40752613</text:span></text:p>
      <text:p text:style-name="P17"><text:span text:style-name="T5">29<text:tab/>0<text:tab/>51602473</text:span></text:p>
      <text:p text:style-name="P17"><text:span text:style-name="T5">30<text:tab/>0<text:tab/>13572064</text:span></text:p>
      <text:p text:style-name="P17"><text:span text:style-name="T5">31<text:tab/>0<text:tab/>25160374</text:span></text:p>
      <text:p text:style-name="P17"><text:span text:style-name="T5">32<text:tab/>1<text:tab/>42063571</text:span></text:p>
      <text:p text:style-name="P17"><text:span text:style-name="T5">33<text:tab/>0<text:tab/>36074152</text:span></text:p>
      <text:p text:style-name="P17"><text:span text:style-name="T5">34<text:tab/>0<text:tab/>35716024</text:span></text:p>
      <text:p text:style-name="P17"><text:span text:style-name="T5">35<text:tab/>0<text:tab/>52470316</text:span></text:p>
      <text:p text:style-name="P17"><text:span text:style-name="T5">36<text:tab/>0<text:tab/>26175304</text:span></text:p>
      <text:p text:style-name="P17"><text:span text:style-name="T5">37<text:tab/>1<text:tab/>17206405</text:span></text:p>
      <text:p text:style-name="P17"><text:span text:style-name="T5">38<text:tab/>0<text:tab/>57130642</text:span></text:p>
      <text:p text:style-name="P17"><text:span text:style-name="T5">39<text:tab/>1<text:tab/>17460253</text:span></text:p>
      <text:p text:style-name="P17"><text:span text:style-name="T5">40<text:tab/>1<text:tab/>57402613</text:span></text:p>
      <text:p text:style-name="P17"><text:span text:style-name="T5">41<text:tab/>0<text:tab/>46302751</text:span></text:p>
      <text:p text:style-name="P17"><text:span text:style-name="T5">42<text:tab/>0<text:tab/>60275314</text:span></text:p>
      <text:p text:style-name="P17"><text:span text:style-name="T5">43<text:tab/>0<text:tab/>53174602</text:span></text:p>
      <text:p text:style-name="P17"><text:span text:style-name="T5">44<text:tab/>0<text:tab/>35716024</text:span></text:p>
      <text:p text:style-name="P17"><text:span text:style-name="T5">45<text:tab/>0<text:tab/>25307461</text:span></text:p>
      <text:p text:style-name="P17"><text:span text:style-name="T5">46<text:tab/>0<text:tab/>15063724</text:span></text:p>
      <text:p text:style-name="P17"><text:span text:style-name="T5">47<text:tab/>0<text:tab/>53607142</text:span></text:p>
      <text:p text:style-name="P17"><text:span text:style-name="T5">48<text:tab/>1<text:tab/>63741520</text:span></text:p>
      <text:p text:style-name="P17"><text:span text:style-name="T5">49<text:tab/>0<text:tab/>25703641</text:span></text:p>
      <text:p text:style-name="P17"><text:span text:style-name="T5">50<text:tab/>0<text:tab/>53174602</text:span></text:p>
      <text:p text:style-name="P17"><text:span text:style-name="T5">51<text:tab/>0<text:tab/>60275314</text:span></text:p>
      <text:p text:style-name="P17"><text:span text:style-name="T5">52<text:tab/>0<text:tab/>24170635</text:span></text:p>
      <text:p text:style-name="P17"><text:span text:style-name="T5">53<text:tab/>0<text:tab/>40752613</text:span></text:p>
      <text:p text:style-name="P17"><text:span text:style-name="T5">54<text:tab/>0<text:tab/>42057136</text:span></text:p>
      <text:p text:style-name="P17"><text:span text:style-name="T5">55<text:tab/>0<text:tab/>31746025</text:span></text:p>
      <text:p text:style-name="P17"><text:span text:style-name="T5">56<text:tab/>0<text:tab/>46027531</text:span></text:p>
      <text:p text:style-name="P17"><text:span text:style-name="T5">57<text:tab/>0<text:tab/>36415027</text:span></text:p>
      <text:p text:style-name="P17"><text:span text:style-name="T5">58<text:tab/>0<text:tab/>52617403</text:span></text:p>
      <text:p text:style-name="P17"><text:span text:style-name="T5">59<text:tab/>1<text:tab/>14276350</text:span></text:p>
      <text:p text:style-name="P17"><text:span text:style-name="T5">60<text:tab/>0<text:tab/>37025164</text:span></text:p>
      <text:p text:style-name="P17"><text:span text:style-name="T5">61<text:tab/>1<text:tab/>14752063</text:span></text:p>
      <text:p text:style-name="P17"><text:span text:style-name="T5">62<text:tab/>0<text:tab/>24170635</text:span></text:p>
      <text:p text:style-name="P17"><text:span text:style-name="T5">63<text:tab/>0<text:tab/>30471625</text:span></text:p>
      <text:p text:style-name="P17"><text:span text:style-name="T5">64<text:tab/>0<text:tab/>36415027</text:span></text:p>
      <text:p text:style-name="P17"><text:span text:style-name="T5">65<text:tab/>0<text:tab/>52617403</text:span></text:p>
      <text:p text:style-name="P17"><text:span text:style-name="T5">66<text:tab/>1<text:tab/>03625714</text:span></text:p>
      <text:p text:style-name="P17"><text:span text:style-name="T5">67<text:tab/>1<text:tab/>15027463</text:span></text:p>
      <text:p text:style-name="P17"><text:span text:style-name="T5">68<text:tab/>1<text:tab/>20375164</text:span></text:p>
      <text:p text:style-name="P17"><text:span text:style-name="T5">69<text:tab/>0<text:tab/>42736051</text:span></text:p>
      <text:p text:style-name="P17"><text:span text:style-name="T5">70<text:tab/>1<text:tab/>35026417</text:span></text:p>
      <text:p text:style-name="P17"><text:span text:style-name="T5">71<text:tab/>0<text:tab/>16257403</text:span></text:p>
      <text:p text:style-name="P17"><text:span text:style-name="T5">72<text:tab/>0<text:tab/>31625740</text:span></text:p>
      <text:p text:style-name="P17"><text:span text:style-name="T5">73<text:tab/>0<text:tab/>24730615</text:span></text:p>
      <text:p text:style-name="P17"><text:span text:style-name="T5">74<text:tab/>0<text:tab/>14630752</text:span></text:p>
      <text:p text:style-name="P17"><text:span text:style-name="T5">75<text:tab/>0<text:tab/>46031752</text:span></text:p>
      <text:p text:style-name="P17"><text:span text:style-name="T5">76<text:tab/>0<text:tab/>24175360</text:span></text:p>
      <text:p text:style-name="P17"><text:span text:style-name="T5">77<text:tab/>0<text:tab/>52470316</text:span></text:p>
      <text:p text:style-name="P17"><text:span text:style-name="T5">78<text:tab/>0<text:tab/>25164073</text:span></text:p>
      <text:p text:style-name="P17"><text:span text:style-name="T5">79<text:tab/>0<text:tab/>17502463</text:span></text:p>
      <text:p text:style-name="P17"><text:span text:style-name="T5">80<text:tab/>0<text:tab/>25307461</text:span></text:p>
      <text:p text:style-name="P17"><text:span text:style-name="T5">81<text:tab/>1<text:tab/>35261740</text:span></text:p>
      <text:p text:style-name="P17"><text:span text:style-name="T5">82<text:tab/>0<text:tab/>52470316</text:span></text:p>
      <text:p text:style-name="P17"><text:span text:style-name="T5">83<text:tab/>1<text:tab/>30612574</text:span></text:p>
      <text:p text:style-name="P17"><text:span text:style-name="T5">84<text:tab/>1<text:tab/>42063571</text:span></text:p>
      <text:p text:style-name="P17"><text:span text:style-name="T5">85<text:tab/>0<text:tab/>40752613</text:span></text:p>
      <text:p text:style-name="P17"><text:soft-page-break/><text:span text:style-name="T5">86<text:tab/>0<text:tab/>57130642</text:span></text:p>
      <text:p text:style-name="P17"><text:span text:style-name="T5">87<text:tab/>0<text:tab/>52064713</text:span></text:p>
      <text:p text:style-name="P17"><text:span text:style-name="T5">88<text:tab/>0<text:tab/>40752613</text:span></text:p>
      <text:p text:style-name="P17"><text:span text:style-name="T5">89<text:tab/>0<text:tab/>36074152</text:span></text:p>
      <text:p text:style-name="P17"><text:span text:style-name="T5">90<text:tab/>0<text:tab/>60275314</text:span></text:p>
      <text:p text:style-name="P17"><text:span text:style-name="T5">91<text:tab/>0<text:tab/>51602473</text:span></text:p>
      <text:p text:style-name="P17"><text:span text:style-name="T5">92<text:tab/>0<text:tab/>53607142</text:span></text:p>
      <text:p text:style-name="P17"><text:span text:style-name="T5">93<text:tab/>0<text:tab/>37046152</text:span></text:p>
      <text:p text:style-name="P17"><text:span text:style-name="T5">94<text:tab/>0<text:tab/>60275314</text:span></text:p>
      <text:p text:style-name="P17"><text:span text:style-name="T5">95<text:tab/>0<text:tab/>36420571</text:span></text:p>
      <text:p text:style-name="P17"><text:span text:style-name="T5">96<text:tab/>0<text:tab/>37046152</text:span></text:p>
      <text:p text:style-name="P17"><text:span text:style-name="T5">97<text:tab/>1<text:tab/>50637241</text:span></text:p>
      <text:p text:style-name="P17"><text:span text:style-name="T5">98<text:tab/>0<text:tab/>52460317</text:span></text:p>
      <text:p text:style-name="P17"><text:span text:style-name="T5">99<text:tab/>1<text:tab/>46307521</text:span></text:p>
      <text:p text:style-name="P17"><text:span text:style-name="T5">100<text:tab/>0<text:tab/>37046152</text:span></text:p>
      <text:p text:style-name="P17"><text:span text:style-name="T5"/></text:p>
      <text:p text:style-name="P14"><text:span text:style-name="T34">there are 0.75% non attacking queen</text:span></text:p>
      <text:p text:style-name="P13"><text:span text:style-name="T5"/></text:p>
      <text:p text:style-name="P3"><text:span text:style-name="T17">For hillclimbing </text:span><text:span text:style-name="T18">using k beems</text:span></text:p>
      <text:p text:style-name="P3"><text:span text:style-name="T18"/></text:p>
      <text:p text:style-name="P4"><text:span text:style-name="T17">for k = 10</text:span></text:p>
      <text:p text:style-name="P4"><text:span text:style-name="T17"/></text:p>
      <text:p text:style-name="P16"><text:span text:style-name="T17">I</text:span><text:span text:style-name="T19"> <text:s/>found state</text:span></text:p>
      <text:p text:style-name="P5"><text:span text:style-name="T5">1<text:tab/>0<text:tab/>25164073</text:span></text:p>
      <text:p text:style-name="P17"><text:span text:style-name="T5">2<text:tab/>0<text:tab/>41703625</text:span></text:p>
      <text:p text:style-name="P17"><text:span text:style-name="T5">3<text:tab/>1<text:tab/>75246031</text:span></text:p>
      <text:p text:style-name="P17"><text:span text:style-name="T5">4<text:tab/>1<text:tab/>07461253</text:span></text:p>
      <text:p text:style-name="P17"><text:span text:style-name="T5">5<text:tab/>1<text:tab/>42751360</text:span></text:p>
      <text:p text:style-name="P17"><text:span text:style-name="T5">6<text:tab/>0<text:tab/>24603175</text:span></text:p>
      <text:p text:style-name="P17"><text:span text:style-name="T5">7<text:tab/>0<text:tab/>46152073</text:span></text:p>
      <text:p text:style-name="P17"><text:span text:style-name="T5">8<text:tab/>0<text:tab/>42057136</text:span></text:p>
      <text:p text:style-name="P17"><text:span text:style-name="T5">9<text:tab/>0<text:tab/>16470352</text:span></text:p>
      <text:p text:style-name="P17"><text:span text:style-name="T5">10<text:tab/>0<text:tab/>42057136</text:span></text:p>
      <text:p text:style-name="P17"><text:span text:style-name="T5">11<text:tab/>0<text:tab/>31640752</text:span></text:p>
      <text:p text:style-name="P17"><text:span text:style-name="T5">12<text:tab/>0<text:tab/>35041726</text:span></text:p>
      <text:p text:style-name="P17"><text:span text:style-name="T5">13<text:tab/>0<text:tab/>25160374</text:span></text:p>
      <text:p text:style-name="P17"><text:span text:style-name="T5">14<text:tab/>0<text:tab/>52074136</text:span></text:p>
      <text:p text:style-name="P17"><text:span text:style-name="T5">15<text:tab/>1<text:tab/>03741625</text:span></text:p>
      <text:p text:style-name="P17"><text:span text:style-name="T5">16<text:tab/>0<text:tab/>52073164</text:span></text:p>
      <text:p text:style-name="P17"><text:span text:style-name="T5">17<text:tab/>0<text:tab/>25713064</text:span></text:p>
      <text:p text:style-name="P17"><text:span text:style-name="T5">18<text:tab/>0<text:tab/>46152037</text:span></text:p>
      <text:p text:style-name="P17"><text:span text:style-name="T5">19<text:tab/>0<text:tab/>42736051</text:span></text:p>
      <text:p text:style-name="P17"><text:span text:style-name="T5">20<text:tab/>1<text:tab/>26370451</text:span></text:p>
      <text:p text:style-name="P17"><text:span text:style-name="T5">21<text:tab/>0<text:tab/>14602753</text:span></text:p>
      <text:p text:style-name="P17"><text:span text:style-name="T5">22<text:tab/>1<text:tab/>03526174</text:span></text:p>
      <text:p text:style-name="P17"><text:span text:style-name="T5">23<text:tab/>0<text:tab/>53607142</text:span></text:p>
      <text:p text:style-name="P17"><text:span text:style-name="T5">24<text:tab/>0<text:tab/>30475261</text:span></text:p>
      <text:p text:style-name="P17"><text:span text:style-name="T5">25<text:tab/>1<text:tab/>53172460</text:span></text:p>
      <text:p text:style-name="P17"><text:span text:style-name="T5">26<text:tab/>1<text:tab/>20375164</text:span></text:p>
      <text:p text:style-name="P17"><text:span text:style-name="T5">27<text:tab/>0<text:tab/>25307461</text:span></text:p>
      <text:p text:style-name="P17"><text:span text:style-name="T5">28<text:tab/>0<text:tab/>46027531</text:span></text:p>
      <text:p text:style-name="P17"><text:span text:style-name="T5">29<text:tab/>0<text:tab/>52074136</text:span></text:p>
      <text:p text:style-name="P17"><text:span text:style-name="T5">30<text:tab/>0<text:tab/>17502463</text:span></text:p>
      <text:p text:style-name="P17"><text:span text:style-name="T5">31<text:tab/>0<text:tab/>50417263</text:span></text:p>
      <text:p text:style-name="P17"><text:span text:style-name="T5">32<text:tab/>0<text:tab/>52630714</text:span></text:p>
      <text:p text:style-name="P17"><text:span text:style-name="T5">33<text:tab/>0<text:tab/>52617403</text:span></text:p>
      <text:p text:style-name="P17"><text:span text:style-name="T5">34<text:tab/>0<text:tab/>16470352</text:span></text:p>
      <text:p text:style-name="P17"><text:soft-page-break/><text:span text:style-name="T5">35<text:tab/>0<text:tab/>04752613</text:span></text:p>
      <text:p text:style-name="P17"><text:span text:style-name="T5">36<text:tab/>0<text:tab/>42057136</text:span></text:p>
      <text:p text:style-name="P17"><text:span text:style-name="T5">37<text:tab/>0<text:tab/>25703641</text:span></text:p>
      <text:p text:style-name="P17"><text:span text:style-name="T5">38<text:tab/>0<text:tab/>25307461</text:span></text:p>
      <text:p text:style-name="P17"><text:span text:style-name="T5">39<text:tab/>0<text:tab/>53607142</text:span></text:p>
      <text:p text:style-name="P17"><text:span text:style-name="T5">40<text:tab/>0<text:tab/>53602417</text:span></text:p>
      <text:p text:style-name="P17"><text:span text:style-name="T5">41<text:tab/>0<text:tab/>24175360</text:span></text:p>
      <text:p text:style-name="P17"><text:span text:style-name="T5">42<text:tab/>0<text:tab/>37046152</text:span></text:p>
      <text:p text:style-name="P17"><text:span text:style-name="T5">43<text:tab/>1<text:tab/>40362571</text:span></text:p>
      <text:p text:style-name="P17"><text:span text:style-name="T5">44<text:tab/>1<text:tab/>35261740</text:span></text:p>
      <text:p text:style-name="P17"><text:span text:style-name="T5">45<text:tab/>0<text:tab/>52630714</text:span></text:p>
      <text:p text:style-name="P17"><text:span text:style-name="T5">46<text:tab/>1<text:tab/>57140362</text:span></text:p>
      <text:p text:style-name="P17"><text:span text:style-name="T5">47<text:tab/>0<text:tab/>46027531</text:span></text:p>
      <text:p text:style-name="P17"><text:span text:style-name="T5">48<text:tab/>0<text:tab/>53602417</text:span></text:p>
      <text:p text:style-name="P17"><text:span text:style-name="T5">49<text:tab/>0<text:tab/>35716024</text:span></text:p>
      <text:p text:style-name="P17"><text:span text:style-name="T5">50<text:tab/>0<text:tab/>31746025</text:span></text:p>
      <text:p text:style-name="P17"><text:span text:style-name="T5">51<text:tab/>0<text:tab/>25164073</text:span></text:p>
      <text:p text:style-name="P17"><text:span text:style-name="T5">52<text:tab/>0<text:tab/>52073164</text:span></text:p>
      <text:p text:style-name="P17"><text:span text:style-name="T5">53<text:tab/>0<text:tab/>35041726</text:span></text:p>
      <text:p text:style-name="P17"><text:span text:style-name="T5">54<text:tab/>1<text:tab/>60515724</text:span></text:p>
      <text:p text:style-name="P17"><text:span text:style-name="T5">55<text:tab/>0<text:tab/>35720641</text:span></text:p>
      <text:p text:style-name="P17"><text:span text:style-name="T5">56<text:tab/>0<text:tab/>41362750</text:span></text:p>
      <text:p text:style-name="P17"><text:span text:style-name="T5">57<text:tab/>0<text:tab/>46152073</text:span></text:p>
      <text:p text:style-name="P17"><text:span text:style-name="T5">58<text:tab/>0<text:tab/>16470352</text:span></text:p>
      <text:p text:style-name="P17"><text:span text:style-name="T5">59<text:tab/>0<text:tab/>31640752</text:span></text:p>
      <text:p text:style-name="P17"><text:span text:style-name="T5">60<text:tab/>0<text:tab/>46137025</text:span></text:p>
      <text:p text:style-name="P17"><text:span text:style-name="T5">61<text:tab/>0<text:tab/>35720641</text:span></text:p>
      <text:p text:style-name="P17"><text:span text:style-name="T5">62<text:tab/>0<text:tab/>25703641</text:span></text:p>
      <text:p text:style-name="P17"><text:span text:style-name="T5">63<text:tab/>0<text:tab/>35716024</text:span></text:p>
      <text:p text:style-name="P17"><text:span text:style-name="T5">64<text:tab/>0<text:tab/>52460317</text:span></text:p>
      <text:p text:style-name="P17"><text:span text:style-name="T5">65<text:tab/>0<text:tab/>42061753</text:span></text:p>
      <text:p text:style-name="P17"><text:span text:style-name="T5">66<text:tab/>1<text:tab/>35714206</text:span></text:p>
      <text:p text:style-name="P17"><text:span text:style-name="T5">67<text:tab/>0<text:tab/>41506372</text:span></text:p>
      <text:p text:style-name="P17"><text:span text:style-name="T5">68<text:tab/>0<text:tab/>40357162</text:span></text:p>
      <text:p text:style-name="P17"><text:span text:style-name="T5">69<text:tab/>1<text:tab/>16407522</text:span></text:p>
      <text:p text:style-name="P17"><text:span text:style-name="T5">70<text:tab/>0<text:tab/>46137025</text:span></text:p>
      <text:p text:style-name="P17"><text:span text:style-name="T5">71<text:tab/>0<text:tab/>36415027</text:span></text:p>
      <text:p text:style-name="P17"><text:span text:style-name="T5">72<text:tab/>0<text:tab/>41506372</text:span></text:p>
      <text:p text:style-name="P17"><text:span text:style-name="T5">73<text:tab/>0<text:tab/>52470316</text:span></text:p>
      <text:p text:style-name="P17"><text:span text:style-name="T5">74<text:tab/>0<text:tab/>25317460</text:span></text:p>
      <text:p text:style-name="P17"><text:span text:style-name="T5">75<text:tab/>0<text:tab/>37046152</text:span></text:p>
      <text:p text:style-name="P17"><text:span text:style-name="T5">76<text:tab/>1<text:tab/>36275104</text:span></text:p>
      <text:p text:style-name="P17"><text:span text:style-name="T5">77<text:tab/>1<text:tab/>46307125</text:span></text:p>
      <text:p text:style-name="P17"><text:span text:style-name="T5">78<text:tab/>0<text:tab/>41506372</text:span></text:p>
      <text:p text:style-name="P17"><text:span text:style-name="T5">79<text:tab/>1<text:tab/>53064271</text:span></text:p>
      <text:p text:style-name="P17"><text:span text:style-name="T5">80<text:tab/>0<text:tab/>57130642</text:span></text:p>
      <text:p text:style-name="P17"><text:span text:style-name="T5">81<text:tab/>0<text:tab/>31475026</text:span></text:p>
      <text:p text:style-name="P17"><text:span text:style-name="T5">82<text:tab/>1<text:tab/>35251470</text:span></text:p>
      <text:p text:style-name="P17"><text:span text:style-name="T5">83<text:tab/>0<text:tab/>05726314</text:span></text:p>
      <text:p text:style-name="P17"><text:span text:style-name="T5">84<text:tab/>0<text:tab/>35041726</text:span></text:p>
      <text:p text:style-name="P17"><text:span text:style-name="T5">85<text:tab/>0<text:tab/>17502463</text:span></text:p>
      <text:p text:style-name="P17"><text:span text:style-name="T5">86<text:tab/>0<text:tab/>15063724</text:span></text:p>
      <text:p text:style-name="P17"><text:span text:style-name="T5">87<text:tab/>0<text:tab/>52630714</text:span></text:p>
      <text:p text:style-name="P17"><text:span text:style-name="T5">88<text:tab/>0<text:tab/>25704613</text:span></text:p>
      <text:p text:style-name="P17"><text:span text:style-name="T5">89<text:tab/>0<text:tab/>52470316</text:span></text:p>
      <text:p text:style-name="P17"><text:span text:style-name="T5">90<text:tab/>0<text:tab/>14602753</text:span></text:p>
      <text:p text:style-name="P17"><text:span text:style-name="T5">91<text:tab/>0<text:tab/>06471352</text:span></text:p>
      <text:p text:style-name="P17"><text:span text:style-name="T5">92<text:tab/>0<text:tab/>13572064</text:span></text:p>
      <text:p text:style-name="P17"><text:span text:style-name="T5">93<text:tab/>0<text:tab/>25307461</text:span></text:p>
      <text:p text:style-name="P17"><text:span text:style-name="T5">94<text:tab/>1<text:tab/>63041752</text:span></text:p>
      <text:p text:style-name="P17"><text:span text:style-name="T5">95<text:tab/>0<text:tab/>35041726</text:span></text:p>
      <text:p text:style-name="P17"><text:span text:style-name="T5">96<text:tab/>0<text:tab/>05726314</text:span></text:p>
      <text:p text:style-name="P17"><text:soft-page-break/><text:span text:style-name="T5">97<text:tab/>0<text:tab/>25164073</text:span></text:p>
      <text:p text:style-name="P17"><text:span text:style-name="T5">98<text:tab/>0<text:tab/>40357162</text:span></text:p>
      <text:p text:style-name="P17"><text:span text:style-name="T5">99<text:tab/>0<text:tab/>14602753</text:span></text:p>
      <text:p text:style-name="P17"><text:span text:style-name="T5">100<text:tab/>0<text:tab/>37046152</text:span></text:p>
      <text:p text:style-name="P17"><text:span text:style-name="T5"/></text:p>
      <text:p text:style-name="P15"><text:span text:style-name="T34">there are 0.81% non attacking que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8:21:43.842486977</meta:creation-date>
    <dc:date>2017-12-18T18:53:36.404657793</dc:date>
    <meta:editing-duration>PT9M50S</meta:editing-duration>
    <meta:editing-cycles>1</meta:editing-cycles>
    <meta:document-statistic meta:table-count="0" meta:image-count="0" meta:object-count="0" meta:page-count="8" meta:paragraph-count="376" meta:word-count="1200" meta:character-count="6689" meta:non-whitespace-character-count="5321"/>
    <meta:generator>LibreOffice/5.4.3.2$Linux_X86_64 LibreOffice_project/40m0$Build-2</meta:generator>
  </office:meta>
</office:document-meta>
</file>